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T1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eeting Agenda</text:h>
      <text:p text:style-name="Text_20_body">Location: Hubben<text:tab/></text:p>
      <text:p text:style-name="Text_20_body">Date: 23/5</text:p>
      <text:p text:style-name="Text_20_body">Time:10.34</text:p>
      <text:p text:style-name="Text_20_body">Facilitator: <text:span text:style-name="T1">Anton lin</text:span></text:p>
      <text:p text:style-name="Text_20_body">Participants: Anton, Robert, Boel, Jennifer</text:p>
      <text:list xml:id="list340027854" text:style-name="L1">
        <text:list-item>
          <text:p text:style-name="P1">Objectives</text:p>
          <text:p text:style-name="P1">Prepare oral presentation. </text:p>
        </text:list-item>
      </text:list>
      <text:list xml:id="list466991413" text:style-name="L2">
        <text:list-item>
          <text:list>
            <text:list-item>
              <text:p text:style-name="P2">Power point</text:p>
            </text:list-item>
            <text:list-item>
              <text:p text:style-name="P2">Contents for each participant(further)</text:p>
            </text:list-item>
          </text:list>
        </text:list-item>
      </text:list>
      <text:p text:style-name="Text_20_body"><text:tab/>Plan to complete text documents.<text:tab/></text:p>
      <text:p text:style-name="Text_20_body"><text:tab/>Fix all circular dependencies. </text:p>
      <text:p text:style-name="Text_20_body"><text:tab/>Check which group we are opposing.</text:p>
      <text:list xml:id="list829257289" text:continue-list="list340027854" text:style-name="L1">
        <text:list-item>
          <text:p text:style-name="P1">Reports</text:p>
        </text:list-item>
      </text:list>
      <text:p text:style-name="Text_20_body"><text:tab/>All done on application except circular dependencies.</text:p>
      <text:p text:style-name="Text_20_body"><text:tab/>Still a bug in update method. </text:p>
      <text:p text:style-name="Text_20_body"><text:tab/>Class diagram finished.</text:p>
      <text:p text:style-name="Text_20_body"><text:tab/>Use case UML done.<text:tab/></text:p>
      <text:list xml:id="list1090872523" text:continue-numbering="true" text:style-name="L1">
        <text:list-item>
          <text:p text:style-name="P1">Discussion items </text:p>
        </text:list-item>
      </text:list>
      <text:p text:style-name="Text_20_body"><text:tab/>Update algorithm.</text:p>
      <text:list xml:id="list2159084952" text:continue-numbering="true" text:style-name="L1">
        <text:list-item>
          <text:p text:style-name="P1">Outcomes and assignments</text:p>
        </text:list-item>
      </text:list>
      <text:p text:style-name="Text_20_body"><text:tab/>Robert and Boel will once again check up on the update algorithm bug.</text:p>
      <text:p text:style-name="Text_20_body"><text:tab/>Anton will fix circular dependencies and SDD.</text:p>
      <text:p text:style-name="Text_20_body"><text:tab/>Jennifer will fix RAD(pictures).</text:p>
      <text:p text:style-name="Text_20_body"><text:tab/>Turns out that we will oppose either falcons or glossary game.</text:p>
      <text:list xml:id="list494606588" text:continue-numbering="true" text:style-name="L1">
        <text:list-item>
          <text:p text:style-name="P1">Wrap up</text:p>
          <text:p text:style-name="P1">Make sure to have a damn good oral presentation.</text:p>
        </text:list-item>
      </text:list>
      <text:p text:style-name="Text_20_body"><text:tab/>Last meeting (hooray)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ton lin</meta:initial-creator>
    <meta:creation-date>2011-05-23T10:34:11</meta:creation-date>
    <meta:document-statistic meta:table-count="0" meta:image-count="0" meta:object-count="0" meta:page-count="1" meta:paragraph-count="28" meta:word-count="124" meta:character-count="801"/>
    <dc:date>2011-05-23T11:01:25</dc:date>
    <dc:creator>anton lin</dc:creator>
    <meta:editing-duration>PT12M</meta:editing-duration>
    <meta:editing-cycles>1</meta:editing-cycles>
    <meta:generator>OpenOffice.org/3.3$Unix OpenOffice.org_project/330m20$Build-9567</meta:generator>
  </office:meta>
</office:document-meta>
</file>